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Roboto, 'Roboto Fallback', Helv" svg:font-family="Roboto, 'Roboto Fallback', Helv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Roboto, 'Roboto Fallback', Helv" fo:font-weight="bold" style:font-weight-asian="bold" style:font-weight-complex="bold" fo:color="#000000" fo:font-size="16pt" style:font-size-asian="16pt" style:font-size-complex="16pt"/>
    </style:style>
    <style:style style:name="P3" style:parent-style-name="Standard" style:family="paragraph">
      <style:text-properties fo:color="#000000"/>
    </style:style>
    <style:style style:name="T4" style:parent-style-name="DefaultParagraphFont" style:family="text">
      <style:text-properties style:font-name="Roboto, 'Roboto Fallback', Helv" fo:color="#000000"/>
    </style:style>
    <style:style style:name="T5" style:parent-style-name="DefaultParagraphFont" style:family="text">
      <style:text-properties fo:color="#000000"/>
    </style:style>
    <style:style style:name="T6" style:parent-style-name="DefaultParagraphFont" style:family="text">
      <style:text-properties style:font-name="Roboto, 'Roboto Fallback', Helv" fo:color="#000000"/>
    </style:style>
    <style:style style:name="T7" style:parent-style-name="DefaultParagraphFont" style:family="text">
      <style:text-properties fo:color="#000000"/>
    </style:style>
    <style:style style:name="T8" style:parent-style-name="DefaultParagraphFont" style:family="text">
      <style:text-properties style:font-name="Roboto, 'Roboto Fallback', Helv" fo:color="#000000"/>
    </style:style>
    <style:style style:name="T9" style:parent-style-name="DefaultParagraphFont" style:family="text">
      <style:text-properties fo:color="#000000"/>
    </style:style>
    <style:style style:name="T10" style:parent-style-name="DefaultParagraphFont" style:family="text">
      <style:text-properties style:font-name="Roboto, 'Roboto Fallback', Helv" fo:color="#000000"/>
    </style:style>
    <style:style style:name="T11" style:parent-style-name="DefaultParagraphFont" style:family="text">
      <style:text-properties fo:color="#000000"/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style:font-name="Roboto, 'Roboto Fallback', Helv" fo:color="#000000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style:font-name="Roboto, 'Roboto Fallback', Helv" fo:color="#00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style:font-name="Roboto, 'Roboto Fallback', Helv" fo:color="#000000"/>
    </style:style>
    <style:style style:name="T18" style:parent-style-name="DefaultParagraphFont" style:family="text">
      <style:text-properties style:font-name="Roboto, 'Roboto Fallback', Helv" fo:color="#000000"/>
    </style:style>
    <style:style style:name="T19" style:parent-style-name="DefaultParagraphFont" style:family="text">
      <style:text-properties fo:color="#000000"/>
    </style:style>
    <style:style style:name="T20" style:parent-style-name="DefaultParagraphFont" style:family="text">
      <style:text-properties style:font-name="Roboto, 'Roboto Fallback', Helv" fo:color="#000000"/>
    </style:style>
    <style:style style:name="T21" style:parent-style-name="DefaultParagraphFont" style:family="text">
      <style:text-properties fo:color="#000000"/>
    </style:style>
    <style:style style:name="T22" style:parent-style-name="DefaultParagraphFont" style:family="text">
      <style:text-properties style:font-name="Roboto, 'Roboto Fallback', Helv" fo:color="#000000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style:font-name="Roboto, 'Roboto Fallback', Helv" fo:color="#000000"/>
    </style:style>
    <style:style style:name="T25" style:parent-style-name="DefaultParagraphFont" style:family="text">
      <style:text-properties fo:color="#000000"/>
    </style:style>
    <style:style style:name="T26" style:parent-style-name="DefaultParagraphFont" style:family="text">
      <style:text-properties style:font-name="Roboto, 'Roboto Fallback', Helv" fo:color="#000000"/>
    </style:style>
    <style:style style:name="T27" style:parent-style-name="DefaultParagraphFont" style:family="text">
      <style:text-properties style:font-name="Roboto, 'Roboto Fallback', Helv" fo:color="#000000" fo:language="en" fo:country="US"/>
    </style:style>
    <style:style style:name="T28" style:parent-style-name="DefaultParagraphFont" style:family="text">
      <style:text-properties style:font-name="Roboto, 'Roboto Fallback', Helv" fo:color="#000000" fo:language="en" fo:country="US"/>
    </style:style>
    <style:style style:name="T29" style:parent-style-name="DefaultParagraphFont" style:family="text">
      <style:text-properties fo:color="#000000" fo:language="en" fo:country="US"/>
    </style:style>
    <style:style style:name="T30" style:parent-style-name="DefaultParagraphFont" style:family="text">
      <style:text-properties fo:color="#000000" fo:language="en" fo:country="US"/>
    </style:style>
    <style:style style:name="T31" style:parent-style-name="DefaultParagraphFont" style:family="text">
      <style:text-properties style:font-name="Roboto, 'Roboto Fallback', Helv" fo:color="#000000"/>
    </style:style>
    <style:style style:name="T32" style:parent-style-name="DefaultParagraphFont" style:family="text">
      <style:text-properties fo:color="#000000"/>
    </style:style>
    <style:style style:name="T33" style:parent-style-name="DefaultParagraphFont" style:family="text">
      <style:text-properties style:font-name="Roboto, 'Roboto Fallback', Helv" fo:color="#000000"/>
    </style:style>
    <style:style style:name="T34" style:parent-style-name="DefaultParagraphFont" style:family="text">
      <style:text-properties fo:color="#000000"/>
    </style:style>
    <style:style style:name="T35" style:parent-style-name="DefaultParagraphFont" style:family="text">
      <style:text-properties style:font-name="Roboto, 'Roboto Fallback', Helv" fo:color="#000000"/>
    </style:style>
    <style:style style:name="T36" style:parent-style-name="DefaultParagraphFont" style:family="text">
      <style:text-properties fo:color="#000000"/>
    </style:style>
    <style:style style:name="T37" style:parent-style-name="DefaultParagraphFont" style:family="text">
      <style:text-properties style:font-name="Roboto, 'Roboto Fallback', Helv" fo:color="#000000"/>
    </style:style>
    <style:style style:name="T38" style:parent-style-name="DefaultParagraphFont" style:family="text">
      <style:text-properties fo:color="#000000"/>
    </style:style>
    <style:style style:name="T39" style:parent-style-name="DefaultParagraphFont" style:family="text">
      <style:text-properties style:font-name="Roboto, 'Roboto Fallback', Helv" fo:color="#000000"/>
    </style:style>
    <style:style style:name="T40" style:parent-style-name="DefaultParagraphFont" style:family="text">
      <style:text-properties style:font-name="Roboto, 'Roboto Fallback', Helv" fo:color="#000000"/>
    </style:style>
    <style:style style:name="T41" style:parent-style-name="DefaultParagraphFont" style:family="text">
      <style:text-properties fo:color="#000000"/>
    </style:style>
    <style:style style:name="T42" style:parent-style-name="DefaultParagraphFont" style:family="text">
      <style:text-properties style:font-name="Roboto, 'Roboto Fallback', Helv" fo:color="#000000"/>
    </style:style>
    <style:style style:name="T43" style:parent-style-name="DefaultParagraphFont" style:family="text">
      <style:text-properties fo:color="#000000"/>
    </style:style>
    <style:style style:name="T44" style:parent-style-name="DefaultParagraphFont" style:family="text">
      <style:text-properties fo:color="#000000"/>
    </style:style>
    <style:style style:name="T45" style:parent-style-name="DefaultParagraphFont" style:family="text">
      <style:text-properties style:font-name="Roboto, 'Roboto Fallback', Helv" fo:color="#000000"/>
    </style:style>
    <style:style style:name="T46" style:parent-style-name="DefaultParagraphFont" style:family="text">
      <style:text-properties fo:color="#000000"/>
    </style:style>
    <style:style style:name="T47" style:parent-style-name="DefaultParagraphFont" style:family="text">
      <style:text-properties style:font-name="Roboto, 'Roboto Fallback', Helv" fo:color="#000000"/>
    </style:style>
    <style:style style:name="P48" style:parent-style-name="Standard" style:family="paragraph">
      <style:text-properties fo:color="#000000"/>
    </style:style>
    <style:style style:name="P49" style:parent-style-name="Normal" style:family="paragraph">
      <style:paragraph-properties fo:break-before="page"/>
      <style:text-properties style:font-name="Roboto, 'Roboto Fallback', Helv" fo:font-weight="bold" style:font-weight-asian="bold" style:font-weight-complex="bold" fo:color="#000000" fo:font-size="16pt" style:font-size-asian="16pt" style:font-size-complex="16pt"/>
    </style:style>
    <style:style style:name="T50" style:parent-style-name="DefaultParagraphFont" style:family="text">
      <style:text-properties style:font-name="Roboto, 'Roboto Fallback', Helv" fo:font-weight="bold" style:font-weight-asian="bold" style:font-weight-complex="bold" fo:color="#000000" fo:font-size="16pt" style:font-size-asian="16pt" style:font-size-complex="16pt"/>
    </style:style>
    <style:style style:name="T51" style:parent-style-name="DefaultParagraphFont" style:family="text">
      <style:text-properties style:font-name="Roboto, 'Roboto Fallback', Helv" fo:font-weight="bold" style:font-weight-asian="bold" style:font-weight-complex="bold" fo:color="#000000" fo:font-size="16pt" style:font-size-asian="16pt" style:font-size-complex="16pt"/>
    </style:style>
    <style:style style:name="P52" style:parent-style-name="Standard" style:family="paragraph">
      <style:text-properties fo:color="#000000"/>
    </style:style>
    <style:style style:name="T53" style:parent-style-name="DefaultParagraphFont" style:family="text">
      <style:text-properties style:font-name="Roboto, 'Roboto Fallback', Helv" fo:color="#000000"/>
    </style:style>
    <style:style style:name="T54" style:parent-style-name="DefaultParagraphFont" style:family="text">
      <style:text-properties fo:color="#000000"/>
    </style:style>
    <style:style style:name="T55" style:parent-style-name="DefaultParagraphFont" style:family="text">
      <style:text-properties style:font-name="Roboto, 'Roboto Fallback', Helv" fo:color="#000000"/>
    </style:style>
    <style:style style:name="T56" style:parent-style-name="DefaultParagraphFont" style:family="text">
      <style:text-properties style:font-name="Roboto, 'Roboto Fallback', Helv" fo:color="#000000"/>
    </style:style>
    <style:style style:name="T57" style:parent-style-name="DefaultParagraphFont" style:family="text">
      <style:text-properties fo:color="#000000"/>
    </style:style>
    <style:style style:name="T58" style:parent-style-name="DefaultParagraphFont" style:family="text">
      <style:text-properties style:font-name="Roboto, 'Roboto Fallback', Helv" fo:color="#000000"/>
    </style:style>
    <style:style style:name="T59" style:parent-style-name="DefaultParagraphFont" style:family="text">
      <style:text-properties fo:color="#000000"/>
    </style:style>
    <style:style style:name="T60" style:parent-style-name="DefaultParagraphFont" style:family="text">
      <style:text-properties style:font-name="Roboto, 'Roboto Fallback', Helv" fo:color="#000000"/>
    </style:style>
    <style:style style:name="T61" style:parent-style-name="DefaultParagraphFont" style:family="text">
      <style:text-properties fo:color="#000000"/>
    </style:style>
    <style:style style:name="T62" style:parent-style-name="DefaultParagraphFont" style:family="text">
      <style:text-properties fo:font-weight="bold" style:font-weight-asian="bold" style:font-weight-complex="bold" fo:color="#000000"/>
    </style:style>
    <style:style style:name="T63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64" style:parent-style-name="DefaultParagraphFont" style:family="text">
      <style:text-properties fo:color="#000000"/>
    </style:style>
    <style:style style:name="T65" style:parent-style-name="DefaultParagraphFont" style:family="text">
      <style:text-properties style:font-name="Roboto, 'Roboto Fallback', Helv" fo:color="#000000"/>
    </style:style>
    <style:style style:name="T66" style:parent-style-name="DefaultParagraphFont" style:family="text">
      <style:text-properties fo:color="#000000"/>
    </style:style>
    <style:style style:name="T67" style:parent-style-name="DefaultParagraphFont" style:family="text">
      <style:text-properties style:font-name="Roboto, 'Roboto Fallback', Helv" fo:color="#000000"/>
    </style:style>
    <style:style style:name="T68" style:parent-style-name="DefaultParagraphFont" style:family="text">
      <style:text-properties fo:color="#000000"/>
    </style:style>
    <style:style style:name="T69" style:parent-style-name="DefaultParagraphFont" style:family="text">
      <style:text-properties style:font-name="Roboto, 'Roboto Fallback', Helv" fo:color="#000000"/>
    </style:style>
    <style:style style:name="T70" style:parent-style-name="DefaultParagraphFont" style:family="text">
      <style:text-properties fo:color="#000000"/>
    </style:style>
    <style:style style:name="T71" style:parent-style-name="DefaultParagraphFont" style:family="text">
      <style:text-properties style:font-name="Roboto, 'Roboto Fallback', Helv" fo:color="#000000"/>
    </style:style>
    <style:style style:name="T72" style:parent-style-name="DefaultParagraphFont" style:family="text">
      <style:text-properties style:font-name="Roboto, 'Roboto Fallback', Helv" fo:color="#000000"/>
    </style:style>
    <style:style style:name="T73" style:parent-style-name="DefaultParagraphFont" style:family="text">
      <style:text-properties fo:color="#000000"/>
    </style:style>
    <style:style style:name="T74" style:parent-style-name="DefaultParagraphFont" style:family="text">
      <style:text-properties style:font-name="Roboto, 'Roboto Fallback', Helv" fo:color="#000000"/>
    </style:style>
    <style:style style:name="T75" style:parent-style-name="DefaultParagraphFont" style:family="text">
      <style:text-properties fo:color="#000000"/>
    </style:style>
    <style:style style:name="T76" style:parent-style-name="DefaultParagraphFont" style:family="text">
      <style:text-properties style:font-name="Roboto, 'Roboto Fallback', Helv" fo:color="#000000"/>
    </style:style>
    <style:style style:name="T77" style:parent-style-name="DefaultParagraphFont" style:family="text">
      <style:text-properties style:font-name="Roboto, 'Roboto Fallback', Helv" fo:color="#000000" fo:language="en" fo:country="US"/>
    </style:style>
    <style:style style:name="T78" style:parent-style-name="DefaultParagraphFont" style:family="text">
      <style:text-properties fo:color="#000000" fo:language="en" fo:country="US"/>
    </style:style>
    <style:style style:name="T79" style:parent-style-name="DefaultParagraphFont" style:family="text">
      <style:text-properties fo:color="#000000" fo:language="en" fo:country="US"/>
    </style:style>
    <style:style style:name="T80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81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82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83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84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85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86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87" style:parent-style-name="DefaultParagraphFont" style:family="text">
      <style:text-properties style:font-name="Roboto, 'Roboto Fallback', Helv" fo:font-weight="bold" style:font-weight-asian="bold" style:font-weight-complex="bold" fo:color="#000000"/>
    </style:style>
    <style:style style:name="T88" style:parent-style-name="DefaultParagraphFont" style:family="text">
      <style:text-properties fo:color="#000000"/>
    </style:style>
    <style:style style:name="T89" style:parent-style-name="DefaultParagraphFont" style:family="text">
      <style:text-properties fo:color="#000000"/>
    </style:style>
    <style:style style:name="T90" style:parent-style-name="DefaultParagraphFont" style:family="text">
      <style:text-properties fo:color="#000000"/>
    </style:style>
    <style:style style:name="T91" style:parent-style-name="DefaultParagraphFont" style:family="text">
      <style:text-properties style:font-name="Roboto, 'Roboto Fallback', Helv" fo:color="#000000"/>
    </style:style>
    <style:style style:name="T92" style:parent-style-name="DefaultParagraphFont" style:family="text">
      <style:text-properties fo:color="#000000"/>
    </style:style>
    <style:style style:name="T93" style:parent-style-name="DefaultParagraphFont" style:family="text">
      <style:text-properties style:font-name="Roboto, 'Roboto Fallback', Helv" fo:color="#000000"/>
    </style:style>
  </office:automatic-styles>
  <office:body>
    <office:text text:use-soft-page-breaks="true">
      <text:p text:style-name="P1">Game Cabinet , Zweiteiliger, ohne Computer/Spielkonsole</text:p>
      <text:p text:style-name="P3"/>
      <text:p text:style-name="Standard"><text:span text:style-name="T4">Dies ist ein Retro-Spielschrank mit den folgenden Spezifikationen und Inhalten:</text:span><text:span text:style-name="T5"><text:line-break/></text:span><text:span text:style-name="T6">Höhe: 1700mm Breite 900mm</text:span><text:span text:style-name="T7"><text:line-break/></text:span><text:span text:style-name="T8">Tiefe: 900 mm</text:span><text:span text:style-name="T9"><text:line-break/></text:span><text:span text:style-name="T10">Gewicht: nicht weniger als 20 Kg</text:span><text:span text:style-name="T11"><text:line-break/></text:span><text:span text:style-name="T12"><text:line-break/></text:span><text:span text:style-name="T13">INHALT:</text:span><text:span text:style-name="T14"><text:line-break/></text:span><text:span text:style-name="T15">1. Strom: 220V Steckdosenleiste mit Mausschalter</text:span><text:span text:style-name="T16"><text:line-break/></text:span><text:span text:style-name="T17">2.<text:s/></text:span><text:span text:style-name="T18">Bildschirm: Dell 1908FP 19" ,1280 x 1024 , Flachbildschirm</text:span><text:span text:style-name="T19"><text:line-break/></text:span><text:span text:style-name="T20">330 W (Standard) - 60 W (max) Stromverbrauch.</text:span><text:span text:style-name="T21"><text:line-break/></text:span><text:span text:style-name="T22">3. Controller: 2 USB, 2 Joystick, 2 x 12 Tasten.</text:span><text:span text:style-name="T23"><text:line-break/></text:span><text:span text:style-name="T24">4. Lautsprecher: 3,5mm Klinke Stecker, USB-Stromversorgung, für PC.</text:span><text:span text:style-name="T25"><text:line-break/></text:span><text:span text:style-name="T26">5.<text:s/></text:span><text:span text:style-name="T27">HDMI to VGA Adapter (Male to Fe</text:span><text:span text:style-name="T28">male) 1080P with Audio Port.</text:span><text:span text:style-name="T29"><text:line-break/></text:span><text:span text:style-name="T30"><text:line-break/></text:span><text:span text:style-name="T31">Nicht mitgeliefert:</text:span><text:span text:style-name="T32"><text:line-break/></text:span><text:span text:style-name="T33">Das Gehäuse wird ohne einen Computer verkauft.</text:span><text:span text:style-name="T34"><text:line-break/></text:span><text:span text:style-name="T35">Ein passender Computer wäre der Pandora CX oder der Rasberry 3B+ Computer,</text:span><text:span text:style-name="T36"><text:line-break/></text:span><text:span text:style-name="T37">die bei den derzeitigen Preisen von 2023 Januar mit</text:span><text:span text:style-name="T38"><text:line-break/></text:span><text:span text:style-name="T39">den notwendigen Komponenten für<text:s/></text:span><text:span text:style-name="T40">weit</text:span><text:span text:style-name="T41"><text:line-break/></text:span><text:span text:style-name="T42">unter SF100 erhältlich sind.</text:span><text:span text:style-name="T43"><text:line-break/></text:span><text:span text:style-name="T44"><text:line-break/></text:span><text:span text:style-name="T45">Transport</text:span><text:span text:style-name="T46"><text:line-break/></text:span><text:span text:style-name="T47">Der Schrank besteht aus zwei Teilen und kann auf den Rücksitzen eines Autos transportiert werden.</text:span></text:p>
      <text:p text:style-name="P48"/>
      <text:p text:style-name="P49"/>
      <text:p text:style-name="Standard"><text:span text:style-name="T50">Game Cabinet , Zweiteiliger,<text:s/></text:span><text:span text:style-name="T51">mit Komputer</text:span></text:p>
      <text:p text:style-name="P52"/>
      <text:p text:style-name="Standard"><text:span text:style-name="T53">Dies ist ein Retro-Spielschrank mit den folgenden Spezifikationen und Inhalten:</text:span><text:span text:style-name="T54"><text:line-break/></text:span><text:span text:style-name="T55">Höhe: 1700mm Bre</text:span><text:span text:style-name="T56">ite 900mm</text:span><text:span text:style-name="T57"><text:line-break/></text:span><text:span text:style-name="T58">Tiefe: 900 mm</text:span><text:span text:style-name="T59"><text:line-break/></text:span><text:span text:style-name="T60">Gewicht: nicht weniger als 20 Kg</text:span><text:span text:style-name="T61"><text:line-break/></text:span><text:span text:style-name="T62"><text:line-break/></text:span><text:span text:style-name="T63">INHALT:</text:span><text:span text:style-name="T64"><text:line-break/></text:span><text:span text:style-name="T65">1. Strom: 220V Steckdosenleiste mit Mausschalter</text:span><text:span text:style-name="T66"><text:line-break/></text:span><text:span text:style-name="T67">2. Bildschirm: Dell 1908FP 19" ,1280 x 1024 , Flachbildschirm</text:span><text:span text:style-name="T68"><text:line-break/></text:span><text:span text:style-name="T69">330 W (Standard) - 60 W (max) Stromverbrauch.</text:span><text:span text:style-name="T70"><text:line-break/></text:span><text:span text:style-name="T71">3. Controller: 2 USB, 2<text:s/></text:span><text:span text:style-name="T72">Joystick, 2 x 12 Tasten.</text:span><text:span text:style-name="T73"><text:line-break/></text:span><text:span text:style-name="T74">4. Lautsprecher: 3,5mm Klinke Stecker, USB-Stromversorgung, für PC.</text:span><text:span text:style-name="T75"><text:line-break/></text:span><text:span text:style-name="T76">5.<text:s/></text:span><text:span text:style-name="T77">HDMI to VGA Adapter (Male to Female) 1080P with Audio Port.</text:span><text:span text:style-name="T78"><text:line-break/></text:span><text:span text:style-name="T79"><text:line-break/></text:span><text:span text:style-name="T80">COMPUTER:</text:span></text:p>
      <text:p text:style-name="Standard"><text:span text:style-name="T81">1. Raspberry 3B+</text:span></text:p>
      <text:p text:style-name="Standard"><text:span text:style-name="T82">2. USB Spiecher 128 GB</text:span></text:p>
      <text:p text:style-name="Standard"><text:span text:style-name="T83">3. SD Spiecher 32 GB</text:span></text:p>
      <text:p text:style-name="Standard"><text:span text:style-name="T84">4. USB Raspberry Power</text:span></text:p>
      <text:p text:style-name="Standard"><text:span text:style-name="T85">5. US</text:span><text:span text:style-name="T86">B Tastatur</text:span></text:p>
      <text:p text:style-name="Standard"><text:span text:style-name="T87">6. USB Hub</text:span><text:span text:style-name="T88"><text:line-break/></text:span><text:span text:style-name="T89"><text:line-break/></text:span><text:span text:style-name="T90"><text:line-break/></text:span><text:span text:style-name="T91">Transport</text:span><text:span text:style-name="T92"><text:line-break/></text:span><text:span text:style-name="T93">Der Schrank besteht aus zwei Teilen und kann auf den Rücksitzen eines Autos transportiert werd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Roboto, 'Roboto Fallback', Helv" svg:font-family="Roboto, 'Roboto Fallback', Helv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Normal" style:family="paragraph">
      <style:paragraph-properties fo:text-align="center"/>
      <style:text-properties style:font-name="Calibri" style:font-name-complex="Calibri" fo:color="#000000" fo:font-size="6pt" style:font-size-asian="6pt"/>
    </style:style>
    <style:style style:family="graphic" style:name="a0" style:parent-style-name="Graphics">
      <style:graphic-properties fo:wrap-option="wrap" fo:border="0.00694in none" fo:padding-top="0in" fo:padding-bottom="0in" fo:padding-left="0.1in" fo:padding-right="0.1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/>
      </style:header>
      <style:footer>
        <text:p text:style-name="Footer"><draw:frame draw:z-index="251659264" draw:id="id0" draw:style-name="a0" draw:name="MSIPCM221143b5b9f1ec6e2893bf5c" text:anchor-type="paragraph" svg:x="0in" svg:y="11.18542in" svg:width="8.26806in" svg:height="0.29861in" style:rel-width="scale" style:rel-height="scale"><draw:text-box><text:p text:style-name="P2">General</text:p></draw:text-box><svg:title/><svg:desc>{"HashCode":-292231034,"Height":841.0,"Width":595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irek Pesta</dc:creator>
    <meta:creation-date>2024-01-12T18:01:00Z</meta:creation-date>
    <dc:date>2024-01-19T09:38:00Z</dc:date>
    <meta:template xlink:href="Normal.dotm" xlink:type="simple"/>
    <meta:editing-cycles>7</meta:editing-cycles>
    <meta:editing-duration>PT0S</meta:editing-duration>
    <meta:user-defined meta:name="MSIP_Label_57443d00-af18-408c-9335-47b5de3ec9b9_Enabled">true</meta:user-defined>
    <meta:user-defined meta:name="MSIP_Label_57443d00-af18-408c-9335-47b5de3ec9b9_SetDate">2024-01-19T09:38:29Z</meta:user-defined>
    <meta:user-defined meta:name="MSIP_Label_57443d00-af18-408c-9335-47b5de3ec9b9_Method">Privileged</meta:user-defined>
    <meta:user-defined meta:name="MSIP_Label_57443d00-af18-408c-9335-47b5de3ec9b9_Name">General v2</meta:user-defined>
    <meta:user-defined meta:name="MSIP_Label_57443d00-af18-408c-9335-47b5de3ec9b9_SiteId">6e51e1ad-c54b-4b39-b598-0ffe9ae68fef</meta:user-defined>
    <meta:user-defined meta:name="MSIP_Label_57443d00-af18-408c-9335-47b5de3ec9b9_ActionId">07c90296-7aba-4c15-8eb0-52725ce74b87</meta:user-defined>
    <meta:user-defined meta:name="MSIP_Label_57443d00-af18-408c-9335-47b5de3ec9b9_ContentBits">2</meta:user-defined>
    <meta:document-statistic meta:page-count="1" meta:paragraph-count="3" meta:word-count="233" meta:character-count="1700" meta:row-count="12" meta:non-whitespace-character-count="1470"/>
  </office:meta>
</office:document-meta>
</file>